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151762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 style:list-style-name="L1">
      <style:text-properties style:font-name="思源黑体 CN Regular" fo:font-size="11pt" fo:font-weight="normal" officeooo:paragraph-rsid="00151762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 style:list-style-name="L2">
      <style:text-properties style:font-name="思源黑体 CN Regular" fo:font-size="11pt" fo:font-weight="normal" officeooo:paragraph-rsid="0015c551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15c551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 style:list-style-name="L3">
      <style:text-properties style:font-name="思源黑体 CN Regular" fo:font-size="11pt" fo:font-weight="normal" officeooo:paragraph-rsid="0015c551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paragraph-rsid="00164d38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4">
      <style:text-properties style:font-name="思源黑体 CN Regular" fo:font-size="11pt" fo:font-weight="normal" officeooo:paragraph-rsid="00164d38" style:font-name-asian="思源黑体 CN Regular" style:font-size-asian="11pt" style:font-weight-asian="normal" style:font-size-complex="11pt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15c551"/>
    </style:style>
    <style:style style:name="T4" style:family="text">
      <style:text-properties officeooo:rsid="00164d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邓钧仁</text:p>
      <text:p text:style-name="P1"/>
      <text:p text:style-name="P1"/>
      <text:p text:style-name="P1">模块名:商务会议</text:p>
      <text:p text:style-name="P1"><text:tab/>导航<text:span text:style-name="T2">下拉名_1:商务会议</text:span></text:p>
      <text:p text:style-name="P1"><text:tab/><text:tab/>导航<text:span text:style-name="T2">名_1:商务会议</text:span></text:p>
      <text:p text:style-name="P1"><text:tab/><text:tab/><text:tab/>功能名_<text:span text:style-name="T1">1:列表 功能类型:网格</text:span></text:p>
      <text:list xml:id="list8635420982985542525" text:style-name="L1">
        <text:list-item>
          <text:p text:style-name="P2">字段名称:会议类型</text:p>
        </text:list-item>
        <text:list-item>
          <text:p text:style-name="P2">字段名称:会议编号</text:p>
        </text:list-item>
        <text:list-item>
          <text:p text:style-name="P2">字段名称:会议实际时间</text:p>
        </text:list-item>
        <text:list-item>
          <text:p text:style-name="P2">字段名称:会议形式</text:p>
        </text:list-item>
        <text:list-item>
          <text:p text:style-name="P2">字段名称:会议地点</text:p>
        </text:list-item>
        <text:list-item>
          <text:p text:style-name="P2">字段名称:参会人员</text:p>
        </text:list-item>
        <text:list-item>
          <text:p text:style-name="P2">字段名称:参会人数</text:p>
        </text:list-item>
        <text:list-item>
          <text:p text:style-name="P2">字段名称:会议组织人</text:p>
        </text:list-item>
        <text:list-item>
          <text:p text:style-name="P2">字段名称:会议主持人</text:p>
        </text:list-item>
        <text:list-item>
          <text:p text:style-name="P2">字段名称:会议记录人</text:p>
        </text:list-item>
        <text:list-item>
          <text:p text:style-name="P2">字段名称:会议内容</text:p>
        </text:list-item>
        <text:list-item>
          <text:p text:style-name="P2">字段名称:对外通报内容</text:p>
        </text:list-item>
        <text:list-item>
          <text:p text:style-name="P2">字段名称:最终协商结果</text:p>
        </text:list-item>
        <text:list-item>
          <text:p text:style-name="P2">字段名称:最终谈判结果</text:p>
        </text:list-item>
        <text:list-item>
          <text:p text:style-name="P2">字段名称:最宗合作结果</text:p>
        </text:list-item>
        <text:list-item>
          <text:p text:style-name="P2">字段名称:备注</text:p>
        </text:list-item>
      </text:list>
      <text:p text:style-name="P1"><text:tab/><text:tab/><text:tab/>功能名_2:添加 功能类型:编辑</text:p>
      <text:list xml:id="list2153515742038432599" text:style-name="L2">
        <text:list-item>
          <text:p text:style-name="P3"><text:bookmark-start text:name="__DdeLink__145_1475956562"/>字段名称:会议实际时间 字段类型:时间框 必填</text:p>
        </text:list-item>
        <text:list-item>
          <text:p text:style-name="P3">字段名称:会议形式 字段类型:文本框 必填</text:p>
        </text:list-item>
        <text:list-item>
          <text:p text:style-name="P3">字段名称:会议地点 字段类型:文本框 必填</text:p>
        </text:list-item>
        <text:list-item>
          <text:p text:style-name="P3">字段名称:参会人员 字段类型:文本框 必填</text:p>
        </text:list-item>
        <text:list-item>
          <text:p text:style-name="P3">字段名称:参会人数 字段类型:数字框 必填</text:p>
        </text:list-item>
        <text:list-item>
          <text:p text:style-name="P3">字段名称:会议组织人 字段类型:文本框 必填</text:p>
        </text:list-item>
        <text:list-item>
          <text:p text:style-name="P3">字段名称:会议主持人 字段类型:文本框 必填</text:p>
        </text:list-item>
        <text:list-item>
          <text:p text:style-name="P3">字段名称:会议记录人 字段类型:文本框 必填</text:p>
        </text:list-item>
        <text:list-item>
          <text:p text:style-name="P3">字段名称:会议内容 字段类型:文本框 必填</text:p>
        </text:list-item>
        <text:list-item>
          <text:p text:style-name="P3">字段名称:对外通报内容 字段类型:文本框 非必填</text:p>
        </text:list-item>
        <text:list-item>
          <text:p text:style-name="P3">字段名称:最终协商结果 字段类型:文本框 非必填</text:p>
        </text:list-item>
        <text:list-item>
          <text:p text:style-name="P3">字段名称:最终谈判结果 字段类型:文本框 非必填</text:p>
        </text:list-item>
        <text:list-item>
          <text:p text:style-name="P3">字段名称:最宗合作结果 字段类型:文本框 非必填</text:p>
        </text:list-item>
        <text:list-item>
          <text:p text:style-name="P3">字段名称:备注 字段类型:文本框 非必填<text:bookmark-end text:name="__DdeLink__145_1475956562"/></text:p>
        </text:list-item>
      </text:list>
      <text:p text:style-name="P4"><text:tab/><text:tab/><text:tab/>功能名_<text:span text:style-name="T3">3:编辑 功能类型:编辑</text:span></text:p>
      <text:list xml:id="list7140100580817573512" text:style-name="L3">
        <text:list-item>
          <text:p text:style-name="P5">字段名称:会议实际时间 字段类型:时间框 必填</text:p>
        </text:list-item>
        <text:list-item>
          <text:p text:style-name="P5">字段名称:会议形式 字段类型:文本框 必填</text:p>
        </text:list-item>
        <text:list-item>
          <text:p text:style-name="P5">字段名称:会议地点 字段类型:文本框 必填</text:p>
        </text:list-item>
        <text:list-item>
          <text:p text:style-name="P5">字段名称:参会人员 字段类型:文本框 必填</text:p>
        </text:list-item>
        <text:list-item>
          <text:p text:style-name="P5">字段名称:参会人数 字段类型:数字框 必填</text:p>
        </text:list-item>
        <text:list-item>
          <text:p text:style-name="P5"><text:soft-page-break/>字段名称:会议组织人 字段类型:文本框 必填</text:p>
        </text:list-item>
        <text:list-item>
          <text:p text:style-name="P5">字段名称:会议主持人 字段类型:文本框 必填</text:p>
        </text:list-item>
        <text:list-item>
          <text:p text:style-name="P5">字段名称:会议记录人 字段类型:文本框 必填</text:p>
        </text:list-item>
        <text:list-item>
          <text:p text:style-name="P5">字段名称:会议内容 字段类型:文本框 必填</text:p>
        </text:list-item>
        <text:list-item>
          <text:p text:style-name="P5">字段名称:对外通报内容 字段类型:文本框 非必填</text:p>
        </text:list-item>
        <text:list-item>
          <text:p text:style-name="P5">字段名称:最终协商结果 字段类型:文本框 非必填</text:p>
        </text:list-item>
        <text:list-item>
          <text:p text:style-name="P5">字段名称:最终谈判结果 字段类型:文本框 非必填</text:p>
        </text:list-item>
        <text:list-item>
          <text:p text:style-name="P5">字段名称:最宗合作结果 字段类型:文本框 非必填</text:p>
        </text:list-item>
        <text:list-item>
          <text:p text:style-name="P5">字段名称:备注 字段类型:文本框 非必填</text:p>
        </text:list-item>
      </text:list>
      <text:p text:style-name="P4"><text:tab/><text:tab/><text:tab/>功能名_<text:span text:style-name="T3">3:冻结 功能类型:编辑</text:span></text:p>
      <text:p text:style-name="P4"><text:tab/><text:tab/><text:tab/>功能名_<text:span text:style-name="T3">4:导入 功能类型:编辑</text:span></text:p>
      <text:p text:style-name="P4"><text:tab/><text:tab/><text:tab/>功能名_<text:span text:style-name="T4">5:导出 功能类型:编辑</text:span></text:p>
      <text:list xml:id="list6140915168982771972" text:style-name="L4">
        <text:list-item>
          <text:p text:style-name="P7">字段名称:开始时间 功能类型:时间框 必填</text:p>
        </text:list-item>
        <text:list-item>
          <text:p text:style-name="P7">字段名称:结束时间 功能类型:时间框 必填</text:p>
        </text:list-item>
      </text:list>
      <text:p text:style-name="P6"><text:tab/><text:tab/><text:tab/>功能名_<text:span text:style-name="T4">6:附件 功能类型: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6:46:49.892636467</meta:creation-date>
    <dc:date>2017-06-02T08:54:15.988550753</dc:date>
    <meta:editing-duration>PT15H6M55S</meta:editing-duration>
    <meta:editing-cycles>2</meta:editing-cycles>
    <meta:generator>LibreOffice/5.1.5.2$Linux_X86_64 LibreOffice_project/10$Build-2</meta:generator>
    <meta:document-statistic meta:table-count="0" meta:image-count="0" meta:object-count="0" meta:page-count="2" meta:paragraph-count="57" meta:word-count="926" meta:character-count="1099" meta:non-whitespace-character-count="1007"/>
  </office:meta>
</office:document-meta>
</file>